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C0000015CB5B8A19F.jpg"/>
  <manifest:file-entry manifest:media-type="image/jpeg" manifest:full-path="Pictures/10000000000004770000032269FB8CA3.jpg"/>
  <manifest:file-entry manifest:media-type="image/jpeg" manifest:full-path="Pictures/1000000000000119000000C50CEB556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018cm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1.B1" style:family="table-cell">
      <style:table-cell-properties style:vertical-align="middle" fo:padding="0.097cm" fo:border="0.018cm solid #808080"/>
    </style:style>
    <style:style style:name="Tabla1.A2" style:family="table-cell">
      <style:table-cell-properties style:vertical-align="middle" fo:background-color="#e6e6e6" fo:padding="0.097cm" fo:border-left="0.018cm solid #808080" fo:border-right="none" fo:border-top="none" fo:border-bottom="0.018cm solid #808080">
        <style:background-image/>
      </style:table-cell-properties>
    </style:style>
    <style:style style:name="Tabla1.B2" style:family="table-cell">
      <style:table-cell-properties style:vertical-align="middle" fo:padding="0.097cm" fo:border-left="0.018cm solid #808080" fo:border-right="0.018cm solid #808080" fo:border-top="none" fo:border-bottom="0.018cm solid #808080"/>
    </style:style>
    <style:style style:name="Tabla1.B5" style:family="table-cell">
      <style:table-cell-properties style:vertical-align="middle" fo:padding="0.097cm" fo:border-left="0.018cm solid #808080" fo:border-right="none" fo:border-top="0.018cm solid #808080" fo:border-bottom="0.018cm solid #808080"/>
    </style:style>
    <style:style style:name="Tabla1.A6" style:family="table-cell">
      <style:table-cell-properties style:vertical-align="middle" fo:padding="0.097cm" fo:border-left="0.018cm solid #808080" fo:border-right="none" fo:border-top="none" fo:border-bottom="0.018cm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3.D1" style:family="table-cell">
      <style:table-cell-properties style:vertical-align="middle" fo:background-color="#e6e6e6" fo:padding="0.097cm" fo:border="0.018cm solid #808080">
        <style:background-image/>
      </style:table-cell-properties>
    </style:style>
    <style:style style:name="Tabla3.A2" style:family="table-cell" style:data-style-name="N100">
      <style:table-cell-properties style:vertical-align="middle" fo:padding="0.097cm" fo:border-left="0.018cm solid #808080" fo:border-right="none" fo:border-top="none" fo:border-bottom="0.018cm solid #808080"/>
    </style:style>
    <style:style style:name="Tabla3.B2" style:family="table-cell">
      <style:table-cell-properties style:vertical-align="middle" fo:padding="0.097cm" fo:border-left="0.018cm solid #808080" fo:border-right="none" fo:border-top="none" fo:border-bottom="0.018cm solid #808080"/>
    </style:style>
    <style:style style:name="Tabla3.D2" style:family="table-cell">
      <style:table-cell-properties style:vertical-align="middle" fo:padding="0.097cm" fo:border-left="0.018cm solid #808080" fo:border-right="0.018cm solid #808080" fo:border-top="none" fo:border-bottom="0.018cm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018cm solid #808080">
        <style:background-image/>
      </style:table-cell-properties>
    </style:style>
    <style:style style:name="Tabla4.A2" style:family="table-cell">
      <style:table-cell-properties style:vertical-align="middle" fo:padding="0.097cm" fo:border-left="0.018cm solid #808080" fo:border-right="0.018cm solid #808080" fo:border-top="none" fo:border-bottom="0.018cm solid #808080"/>
    </style:style>
    <style:style style:name="P1" style:family="paragraph" style:parent-style-name="Table_20_Contents">
      <style:paragraph-properties fo:margin-left="0cm" fo:margin-right="0cm" fo:margin-top="0cm" fo:margin-bottom="0cm" fo:text-align="center"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padding="0cm" fo:border="none"/>
    </style:style>
    <style:style style:name="P7" style:family="paragraph" style:parent-style-name="Subtitle">
      <style:paragraph-properties fo:padding="0cm" fo:border="none"/>
    </style:style>
    <style:style style:name="P8" style:family="paragraph" style:parent-style-name="Title" style:master-page-name="">
      <style:paragraph-properties style:page-number="auto" fo:padding="0cm" fo:border="none"/>
    </style:style>
    <style:style style:name="P9" style:family="paragraph" style:parent-style-name="Tema" style:master-page-name="">
      <style:paragraph-properties style:page-number="auto" fo:background-color="transparent" fo:padding="0cm" fo:border-left="none" fo:border-right="none" fo:border-top="none" fo:border-bottom="0.018cm solid #808080" style:shadow="none">
        <style:background-image/>
      </style:paragraph-properties>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text-align="justify" style:justify-single-word="false"/>
    </style:style>
    <style:style style:name="P12" style:family="paragraph" style:parent-style-name="Hoja_20_de_20_Control">
      <style:paragraph-properties fo:text-align="center" style:justify-single-word="false"/>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ext_20_body">
      <style:paragraph-properties fo:text-align="justify" style:justify-single-word="false"/>
      <style:text-properties fo:color="#000000"/>
    </style:style>
    <style:style style:name="P19" style:family="paragraph" style:parent-style-name="Text_20_body">
      <style:text-properties fo:background-color="transparent"/>
    </style:style>
    <style:style style:name="P20" style:family="paragraph" style:parent-style-name="Text_20_body">
      <style:paragraph-properties fo:break-before="page"/>
    </style:style>
    <style:style style:name="P21"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22" style:family="paragraph" style:parent-style-name="Contents_20_1">
      <style:paragraph-properties>
        <style:tab-stops>
          <style:tab-stop style:position="15.9cm" style:type="right" style:leader-style="dotted" style:leader-text="."/>
        </style:tab-stops>
      </style:paragraph-properties>
    </style:style>
    <style:style style:name="P23" style:family="paragraph" style:parent-style-name="Nota_20_al_20_pié">
      <style:paragraph-properties fo:text-align="start" style:justify-single-word="false"/>
    </style:style>
    <style:style style:name="P24" style:family="paragraph" style:parent-style-name="Contents_20_2">
      <style:paragraph-properties>
        <style:tab-stops>
          <style:tab-stop style:position="15.501cm" style:type="right" style:leader-style="dotted" style:leader-text="."/>
        </style:tab-stops>
      </style:paragraph-properties>
    </style:style>
    <style:style style:name="P25" style:family="paragraph" style:parent-style-name="Heading" style:master-page-name="Standard">
      <style:paragraph-properties style:page-number="auto"/>
    </style:style>
    <style:style style:name="P26" style:family="paragraph" style:parent-style-name="Standard" style:master-page-name="Portada">
      <style:paragraph-properties style:page-number="auto"/>
    </style:style>
    <style:style style:name="P27" style:family="paragraph" style:parent-style-name="Heading_20_1">
      <style:paragraph-properties fo:text-align="justify" style:justify-single-word="false"/>
    </style:style>
    <style:style style:name="T1" style:family="text">
      <style:text-properties style:use-window-font-color="true" fo:font-size="7pt" fo:font-weight="bold" style:font-size-asian="7pt" style:font-weight-asian="bold" style:font-size-complex="7pt" style:font-weight-complex="bold"/>
    </style:style>
    <style:style style:name="fr1" style:family="graphic" style:parent-style-name="Frame">
      <style:graphic-properties fo:margin-left="0cm" fo:margin-right="0.318cm" style:wrap="dynamic" style:number-wrapped-paragraphs="no-limit" style:vertical-pos="from-top" style:horizontal-pos="from-left" style:horizontal-rel="paragraph" fo:background-color="#ffffff" style:background-transparency="100%" fo:padding-left="0.247cm" fo:padding-right="0.247cm" fo:padding-top="0.141cm" fo:padding-bottom="0.141cm" fo:border="0.018cm solid #cccccc" style:writing-mode="lr-tb" draw:wrap-influence-on-position="once-successive">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26"/>
      <text:p text:style-name="Standard"/>
      <text:p text:style-name="Standard"/>
      <text:p text:style-name="Standard"/>
      <text:p text:style-name="Standard"/>
      <text:p text:style-name="Standard"/>
      <text:p text:style-name="Standard"/>
      <text:p text:style-name="Standard"><draw:frame draw:style-name="fr3"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ubject>&lt;Nombre Proyecto&gt;</text:subject></text:p>
      <text:p text:style-name="P8"><text:title>Manual Explotación del Sistema</text:title></text:p>
      <text:p text:style-name="P7"/>
      <text:p text:style-name="P6"/>
      <text:p text:style-name="P6"/>
      <text:p text:style-name="P6"/>
      <text:p text:style-name="P6"/>
      <text:p text:style-name="Nota_20_al_20_pié">Versión: <text:keywords>0100</text:keywords></text:p>
      <text:p text:style-name="Nota_20_al_20_pié"/>
      <text:p text:style-name="Nota_20_al_20_pié"/>
      <text:p text:style-name="Nota_20_al_20_pié"/>
      <text:p text:style-name="P23">[Versión del Producto]</text:p>
      <table:table table:name="Tabla5" table:style-name="Tabla5">
        <table:table-column table:style-name="Tabla5.A"/>
        <table:table-row>
          <table:table-cell table:style-name="Tabla5.A1" office:value-type="string">
            <text:p text:style-name="P18">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25"/>
      <text:p text:style-name="P12">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3">Organismo</text:p>
          </table:table-cell>
          <table:table-cell table:style-name="Tabla1.B1" table:number-columns-spanned="3" office:value-type="string">
            <text:p text:style-name="Table_20_Contents"><text:variable-set text:name="Organismo" office:value-type="string">&lt;Nombre Consejería u Organismo Autónomo&gt;</text:variable-set></text:p>
          </table:table-cell>
          <table:covered-table-cell/>
          <table:covered-table-cell/>
        </table:table-row>
        <table:table-row>
          <table:table-cell table:style-name="Tabla1.A2" office:value-type="string">
            <text:p text:style-name="P13">Proyecto</text:p>
          </table:table-cell>
          <table:table-cell table:style-name="Tabla1.B2" table:number-columns-spanned="3" office:value-type="string">
            <text:p text:style-name="Table_20_Contents"><text:bookmark-start text:name="__DdeLink__323_258527374"/><text:subject>&lt;Nombre Proyecto&gt;</text:subject><text:bookmark-end text:name="__DdeLink__323_258527374"/></text:p>
          </table:table-cell>
          <table:covered-table-cell/>
          <table:covered-table-cell/>
        </table:table-row>
        <table:table-row>
          <table:table-cell table:style-name="Tabla1.A2" office:value-type="string">
            <text:p text:style-name="P13">Entregable</text:p>
          </table:table-cell>
          <table:table-cell table:style-name="Tabla1.B2" table:number-columns-spanned="3" office:value-type="string">
            <text:p text:style-name="Table_20_Contents"><text:title>Manual Explotación del Sistema</text:title></text:p>
          </table:table-cell>
          <table:covered-table-cell/>
          <table:covered-table-cell/>
        </table:table-row>
        <table:table-row>
          <table:table-cell table:style-name="Tabla1.A2" office:value-type="string">
            <text:p text:style-name="P13">Autor</text:p>
          </table:table-cell>
          <table:table-cell table:style-name="Tabla1.B2" table:number-columns-spanned="3" office:value-type="string">
            <text:p text:style-name="P16"><text:user-defined text:name="Autor">&lt;Nombre de la Empresa&gt;</text:user-defined></text:p>
          </table:table-cell>
          <table:covered-table-cell/>
          <table:covered-table-cell/>
        </table:table-row>
        <table:table-row>
          <table:table-cell table:style-name="Tabla1.A2" office:value-type="string">
            <text:p text:style-name="P13">Aprobado por</text:p>
          </table:table-cell>
          <table:table-cell table:style-name="Tabla1.B5" office:value-type="string">
            <text:p text:style-name="Table_20_Contents"/>
          </table:table-cell>
          <table:table-cell table:style-name="Tabla1.A1" office:value-type="string">
            <text:p text:style-name="P13">Fecha Aprobación</text:p>
          </table:table-cell>
          <table:table-cell table:style-name="Tabla1.B1" office:value-type="string">
            <text:p text:style-name="P15">DD/MM/AAAA</text:p>
          </table:table-cell>
        </table:table-row>
        <table:table-row>
          <table:table-cell table:style-name="Tabla1.A6" office:value-type="string">
            <text:p text:style-name="P13"/>
          </table:table-cell>
          <table:table-cell table:style-name="Tabla1.A6" office:value-type="string">
            <text:p text:style-name="Table_20_Contents"/>
          </table:table-cell>
          <table:table-cell table:style-name="Tabla1.A2" office:value-type="string">
            <text:p text:style-name="P13">Nº Total de Páginas</text:p>
          </table:table-cell>
          <table:table-cell table:style-name="Tabla1.B2" office:value-type="string">
            <text:p text:style-name="P15"><text:page-count>10</text:page-count></text:p>
          </table:table-cell>
        </table:table-row>
      </table:table>
      <text:p text:style-name="Standard"/>
      <text:p text:style-name="P10"/>
      <text:p text:style-name="P10">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4">Versión</text:p>
          </table:table-cell>
          <table:table-cell table:style-name="Tabla3.A1" office:value-type="string">
            <text:p text:style-name="P14">Causa del Cambio</text:p>
          </table:table-cell>
          <table:table-cell table:style-name="Tabla3.A1" office:value-type="string">
            <text:p text:style-name="P14">Responsable del Cambio</text:p>
          </table:table-cell>
          <table:table-cell table:style-name="Tabla3.D1" office:value-type="string">
            <text:p text:style-name="P14">Fecha del Cambio</text:p>
          </table:table-cell>
        </table:table-row>
        <table:table-row>
          <table:table-cell table:style-name="Tabla3.A2" office:value-type="float" office:value="100">
            <text:p text:style-name="P15">0100</text:p>
          </table:table-cell>
          <table:table-cell table:style-name="Tabla3.B2" office:value-type="string">
            <text:p text:style-name="P15">Versión inicial</text:p>
          </table:table-cell>
          <table:table-cell table:style-name="Tabla3.B2" office:value-type="string">
            <text:p text:style-name="P17">&lt;Nombre Apellido1 Apellido2&gt;</text:p>
          </table:table-cell>
          <table:table-cell table:style-name="Tabla3.D2" office:value-type="string">
            <text:p text:style-name="P15">DD/MM/AAAA</text:p>
          </table:table-cell>
        </table:table-row>
        <table:table-row>
          <table:table-cell table:style-name="Tabla3.B2" office:value-type="string">
            <text:p text:style-name="P15"/>
          </table:table-cell>
          <table:table-cell table:style-name="Tabla3.B2" office:value-type="string">
            <text:p text:style-name="P15"/>
          </table:table-cell>
          <table:table-cell table:style-name="Tabla3.B2" office:value-type="string">
            <text:p text:style-name="P15"/>
          </table:table-cell>
          <table:table-cell table:style-name="Tabla3.D2" office:value-type="string">
            <text:p text:style-name="P15"/>
          </table:table-cell>
        </table:table-row>
        <table:table-row>
          <table:table-cell table:style-name="Tabla3.B2" office:value-type="string">
            <text:p text:style-name="P15"/>
          </table:table-cell>
          <table:table-cell table:style-name="Tabla3.B2" office:value-type="string">
            <text:p text:style-name="P15"/>
          </table:table-cell>
          <table:table-cell table:style-name="Tabla3.B2" office:value-type="string">
            <text:p text:style-name="P15"/>
          </table:table-cell>
          <table:table-cell table:style-name="Tabla3.D2" office:value-type="string">
            <text:p text:style-name="P15"/>
          </table:table-cell>
        </table:table-row>
      </table:table>
      <text:p text:style-name="Standard"/>
      <text:p text:style-name="P10"/>
      <text:p text:style-name="P10">CONTROL DE DISTRIBUCIÓN</text:p>
      <text:p text:style-name="Standard"/>
      <table:table table:name="Tabla4" table:style-name="Tabla4">
        <table:table-column table:style-name="Tabla4.A"/>
        <table:table-row>
          <table:table-cell table:style-name="Tabla4.A1" office:value-type="string">
            <text:p text:style-name="P13">Nombre y Apellidos</text:p>
          </table:table-cell>
        </table:table-row>
        <table:table-row>
          <table:table-cell table:style-name="Tabla4.A2" office:value-type="string">
            <text:p text:style-name="P16">&lt;Nombre Apellido1 Apellido2&gt;</text:p>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
      <text:p text:style-name="Standard"/>
      <text:p text:style-name="Standard"/>
      <text:p text:style-name="Standard"/>
      <text:p text:style-name="Standard"/>
      <text:p text:style-name="Standard"/>
      <text:p text:style-name="P20"/>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22"><text:a xlink:type="simple" xlink:href="#__RefHeading__26610_1894575706" text:style-name="Internet_20_link" text:visited-style-name="Internet_20_link">1 POLITICAS DE BACKUPS, ROTACIÓN DE LOGS Y DEMÁS TAREAS PROGRAMADAS<text:tab/>4</text:a></text:p>
          <text:p text:style-name="P24"><text:a xlink:type="simple" xlink:href="#__RefHeading__10483_1894575706" text:style-name="Internet_20_link" text:visited-style-name="Internet_20_link">1.1 Políticas de Backups<text:tab/>4</text:a></text:p>
          <text:p text:style-name="P24"><text:a xlink:type="simple" xlink:href="#__RefHeading__10485_1894575706" text:style-name="Internet_20_link" text:visited-style-name="Internet_20_link">1.2 Procedimiento de Restauración<text:tab/>4</text:a></text:p>
          <text:p text:style-name="P24"><text:a xlink:type="simple" xlink:href="#__RefHeading__10487_1894575706" text:style-name="Internet_20_link" text:visited-style-name="Internet_20_link">1.3 Rotación de Logs. Periodicidad<text:tab/>4</text:a></text:p>
          <text:p text:style-name="P24"><text:a xlink:type="simple" xlink:href="#__RefHeading__26612_1894575706" text:style-name="Internet_20_link" text:visited-style-name="Internet_20_link">1.4 Otras Tareas Programadas<text:tab/>4</text:a></text:p>
          <text:p text:style-name="P22"><text:a xlink:type="simple" xlink:href="#__RefHeading__26614_1894575706" text:style-name="Internet_20_link" text:visited-style-name="Internet_20_link">2 PROCEDIMIENTO DE PARADAS PROGRAMADAS<text:tab/>5</text:a></text:p>
          <text:p text:style-name="P24"><text:a xlink:type="simple" xlink:href="#__RefHeading__10483_18945757061" text:style-name="Internet_20_link" text:visited-style-name="Internet_20_link">2.1 Arranque, Rearranque y Parada del Sistema<text:tab/>5</text:a></text:p>
          <text:p text:style-name="P24"><text:a xlink:type="simple" xlink:href="#__RefHeading__10485_18945757061" text:style-name="Internet_20_link" text:visited-style-name="Internet_20_link">2.2 Listas de Correo de Aviso de Paradas<text:tab/>5</text:a></text:p>
          <text:p text:style-name="P22"><text:a xlink:type="simple" xlink:href="#__RefHeading__26616_1894575706" text:style-name="Internet_20_link" text:visited-style-name="Internet_20_link">3 CARGA Y DESCARGA DE DATOS MASIVA<text:tab/>6</text:a></text:p>
          <text:p text:style-name="P22"><text:a xlink:type="simple" xlink:href="#__RefHeading__26618_1894575706" text:style-name="Internet_20_link" text:visited-style-name="Internet_20_link">4 ACUERDO DE NIVEL DE SERVICIO DE EXPLOTACIÓN<text:tab/>7</text:a></text:p>
          <text:p text:style-name="P24"><text:a xlink:type="simple" xlink:href="#__RefHeading__26620_1894575706" text:style-name="Internet_20_link" text:visited-style-name="Internet_20_link">4.1 Términos Requeridos de ANS<text:tab/>7</text:a></text:p>
          <text:p text:style-name="P22"><text:a xlink:type="simple" xlink:href="#__RefHeading__26622_1894575706" text:style-name="Internet_20_link" text:visited-style-name="Internet_20_link">5 MONITORIZACIÓN Y GESTIÓN DE LA CAPACIDAD<text:tab/>8</text:a></text:p>
          <text:p text:style-name="P24"><text:a xlink:type="simple" xlink:href="#__RefHeading__10483_18945757062" text:style-name="Internet_20_link" text:visited-style-name="Internet_20_link">5.1 Pruebas Funcionales de Correcto Funcionamiento<text:tab/>8</text:a></text:p>
          <text:p text:style-name="P24"><text:a xlink:type="simple" xlink:href="#__RefHeading__10485_18945757062" text:style-name="Internet_20_link" text:visited-style-name="Internet_20_link">5.2 Monitorización Requerida<text:tab/>8</text:a></text:p>
          <text:p text:style-name="P24"><text:a xlink:type="simple" xlink:href="#__RefHeading__10487_18945757061" text:style-name="Internet_20_link" text:visited-style-name="Internet_20_link">5.3 Estimaciones de Crecimiento<text:tab/>8</text:a></text:p>
          <text:p text:style-name="P24"><text:a xlink:type="simple" xlink:href="#__RefHeading__26624_1894575706" text:style-name="Internet_20_link" text:visited-style-name="Internet_20_link">5.4 Umbrales de Ampliación de Recursos<text:tab/>8</text:a></text:p>
          <text:p text:style-name="P24"><text:a xlink:type="simple" xlink:href="#__RefHeading__26626_1894575706" text:style-name="Internet_20_link" text:visited-style-name="Internet_20_link">5.5 Mapeo ANS - Monitorización<text:tab/>8</text:a></text:p>
          <text:p text:style-name="P22"><text:a xlink:type="simple" xlink:href="#__RefHeading__26628_1894575706" text:style-name="Internet_20_link" text:visited-style-name="Internet_20_link">6 REFERENCIAS COMPLEMENTARIAS<text:tab/>10</text:a></text:p>
          <text:p text:style-name="P24"><text:a xlink:type="simple" xlink:href="#__RefHeading__10485_189457570621" text:style-name="Internet_20_link" text:visited-style-name="Internet_20_link">6.1 Matriz de Relaciones<text:tab/>10</text:a></text:p>
          <text:p text:style-name="P24"><text:a xlink:type="simple" xlink:href="#__RefHeading__10487_189457570611" text:style-name="Internet_20_link" text:visited-style-name="Internet_20_link">6.2 Plan de Contingencia<text:tab/>10</text:a></text:p>
        </text:index-body>
      </text:table-of-content>
      <text:p text:style-name="Text_20_body"/>
      <text:p text:style-name="P21"><text:s/></text:p>
      <text:p text:style-name="P21"/>
      <text:p text:style-name="P11"/>
      <text:h text:style-name="P27" text:outline-level="1"><text:bookmark text:name="__RefHeading__26610_1894575706"/>POLITICAS DE BACKUPS, ROTACIÓN DE LOGS Y DEMÁS TAREAS PROGRAMADAS<text:bookmark-end text:name="__RefHeading__26610_1894575706"/></text:h>
      <text:p text:style-name="Text_20_body">&lt;Introduzca contenido y borre cuadro&gt;</text:p>
      <text:p text:style-name="P11"><draw:frame draw:style-name="fr1" draw:name="Marco1" text:anchor-type="as-char" svg:y="0cm" svg:width="15.97cm" draw:z-index="1"><draw:text-box fo:min-height="0.37cm"><text:p text:style-name="Text_20_body">Toda la información sobre tareas programadas tales como gestión de backups y mantenimiento de logs, se incluirá en este apartado.</text:p></draw:text-box></draw:frame></text:p>
      <text:h text:style-name="Heading_20_2" text:outline-level="2"><text:bookmark text:name="__RefHeading__10483_1894575706"/>Políticas de Backups<text:bookmark-end text:name="__RefHeading__10483_1894575706"/></text:h>
      <text:p text:style-name="Text_20_body">&lt;Introduzca contenido y borre cuadro&gt;</text:p>
      <text:p text:style-name="P11"><draw:frame draw:style-name="fr1" draw:name="Marco2" text:anchor-type="as-char" svg:y="0cm" svg:width="15.97cm" draw:z-index="2"><draw:text-box fo:min-height="0.37cm"><text:p text:style-name="Text_20_body">Descripción detallada de la política de backups del Sistema, incluyendo componentes a respaldar, procedimiento, periodicidad, almacenamiento y gestión de versiones. La información se acompañará de los diagramas que sean necesarios.</text:p></draw:text-box></draw:frame></text:p>
      <text:h text:style-name="Heading_20_2" text:outline-level="2"><text:bookmark text:name="__RefHeading__10485_1894575706"/>Procedimiento de Restauración<text:bookmark-end text:name="__RefHeading__10485_1894575706"/></text:h>
      <text:p text:style-name="Text_20_body">&lt;Introduzca contenido y borre cuadro&gt;</text:p>
      <text:p text:style-name="P11"><draw:frame draw:style-name="fr1" draw:name="Marco3" text:anchor-type="as-char" svg:y="0cm" svg:width="15.97cm" draw:z-index="18"><draw:text-box fo:min-height="0.37cm"><text:p text:style-name="Text_20_body">Descripción detallada del procedimiento de restauración de backups, incluyendo actividades a realizar, perfiles encargados, gestión de versiones y verificaciones. La información se acompañará de los diagramas que sean necesarios.</text:p></draw:text-box></draw:frame></text:p>
      <text:h text:style-name="Heading_20_2" text:outline-level="2"><text:bookmark text:name="__RefHeading__10487_1894575706"/>Rotación de Logs. Periodicidad<text:bookmark-end text:name="__RefHeading__10487_1894575706"/></text:h>
      <text:p text:style-name="Text_20_body">&lt;Introduzca contenido y borre cuadro&gt;</text:p>
      <text:p text:style-name="P11"><draw:frame draw:style-name="fr1" draw:name="Marco4" text:anchor-type="as-char" svg:y="0cm" svg:width="15.97cm" draw:z-index="3"><draw:text-box fo:min-height="0.37cm"><text:p text:style-name="Text_20_body">Entre las tareas programadas del Sistema encontramos la rotación de Logs. En este apartado se describirá la política de rotación de logs y la periodicidad de esta rotación. Quedarán definidas las condiciones de rotación (tamaño de logs, intervalo de tiempo, etc.), el procedimiento de rotación y la política de almacenamiento de logs antiguos, así como cualquier otra información que pueda resultar de interés.</text:p></draw:text-box></draw:frame></text:p>
      <text:h text:style-name="Heading_20_2" text:outline-level="2"><text:bookmark text:name="__RefHeading__26612_1894575706"/>Otras Tareas Programadas<text:bookmark-end text:name="__RefHeading__26612_1894575706"/></text:h>
      <text:p text:style-name="Text_20_body">&lt;Introduzca contenido y borre cuadro&gt;</text:p>
      <text:p text:style-name="P11"><draw:frame draw:style-name="fr1" draw:name="Marco5" text:anchor-type="as-char" svg:y="0cm" svg:width="15.97cm" draw:z-index="19"><draw:text-box fo:min-height="0.37cm"><text:p text:style-name="Text_20_body">La información de cualquier otro tipo de tarea programada que exista en el Sistema se recogerá en este apartado, con el alcance y detalle de los anteriores.</text:p></draw:text-box></draw:frame></text:p>
      <text:h text:style-name="P27" text:outline-level="1"><text:bookmark text:name="__RefHeading__26614_1894575706"/>PROCEDIMIENTO DE PARADAS PROGRAMADAS<text:bookmark-end text:name="__RefHeading__26614_1894575706"/></text:h>
      <text:p text:style-name="Text_20_body">&lt;Introduzca contenido y borre cuadro&gt;</text:p>
      <text:p text:style-name="P11"><draw:frame draw:style-name="fr1" draw:name="Marco7" text:anchor-type="as-char" svg:y="0cm" svg:width="15.97cm" draw:z-index="20"><draw:text-box fo:min-height="0.37cm"><text:p text:style-name="Text_20_body">Es necesario mantener un control sobre las paradas del Sistema de forma que exista un procedimiento que regule estas y defina los roles implicados, las situaciones de parada y las acciones a ejecutar en cada caso.</text:p></draw:text-box></draw:frame></text:p>
      <text:h text:style-name="Heading_20_2" text:outline-level="2"><text:bookmark text:name="__RefHeading__10483_18945757061"/>Arranque, Rearranque y Parada del Sistema<text:bookmark-end text:name="__RefHeading__10483_18945757061"/></text:h>
      <text:p text:style-name="Text_20_body">&lt;Introduzca contenido y borre cuadro&gt;</text:p>
      <text:p text:style-name="P11"><draw:frame draw:style-name="fr1" draw:name="Marco8" text:anchor-type="as-char" svg:y="0cm" svg:width="15.97cm" draw:z-index="22"><draw:text-box fo:min-height="0.37cm"><text:p text:style-name="Text_20_body">Se describen y regulan cada una de estas situaciones. Se describirá el procedimiento de ejecución, las condiciones existentes para su realización, los roles implicados y el plan de contingencia para aquellas situaciones en las que el servicio no pueda ser restaurado.</text:p></draw:text-box></draw:frame></text:p>
      <text:h text:style-name="Heading_20_2" text:outline-level="2"><text:bookmark text:name="__RefHeading__10485_18945757061"/>Listas de Correo de Aviso de Paradas<text:bookmark-end text:name="__RefHeading__10485_18945757061"/></text:h>
      <text:p text:style-name="Text_20_body">&lt;Introduzca contenido y borre cuadro&gt;</text:p>
      <text:p text:style-name="P11"><draw:frame draw:style-name="fr1" draw:name="Marco9" text:anchor-type="as-char" svg:y="0cm" svg:width="15.97cm" draw:z-index="25"><draw:text-box fo:min-height="0.37cm"><text:p text:style-name="Text_20_body">Todas aquellas personas relacionadas con el Sistema que se puedan ver afectadas por un arranque, rearranque o parada del Sistema, deben ser avisadas a través de una lista de correo. Este apartado contendrá las diferentes listas de correo que pueden existir junto con una relación de los usuarios existentes en cada una de ellas.</text:p></draw:text-box></draw:frame></text:p>
      <text:h text:style-name="P27" text:outline-level="1"><text:bookmark text:name="__RefHeading__26616_1894575706"/>CARGA Y DESCARGA DE DATOS MASIVA<text:bookmark-end text:name="__RefHeading__26616_1894575706"/></text:h>
      <text:p text:style-name="Text_20_body">&lt;Introduzca contenido y borre cuadro&gt;</text:p>
      <text:p text:style-name="P11"><draw:frame draw:style-name="fr1" draw:name="Marco21" text:anchor-type="as-char" svg:y="0cm" svg:width="15.97cm" draw:z-index="26"><draw:text-box fo:min-height="0.37cm"><text:p text:style-name="Text_20_body">Las situaciones de carga y descarga masiva de datos deben estar reguladas. En este apartado se describirán aquellas situaciones en las que se llevarán a cabo, el procedimiento para hacerlo, los recursos necesarios y los perfiles implicados.</text:p></draw:text-box></draw:frame></text:p>
      <text:h text:style-name="P27" text:outline-level="1"><text:bookmark text:name="__RefHeading__26618_1894575706"/>ACUERDO DE NIVEL DE SERVICIO DE EXPLOTACIÓN<text:bookmark-end text:name="__RefHeading__26618_1894575706"/></text:h>
      <text:p text:style-name="Text_20_body">&lt;Introduzca contenido y borre cuadro&gt;</text:p>
      <text:p text:style-name="P11"><draw:frame draw:style-name="fr1" draw:name="Marco10" text:anchor-type="as-char" svg:y="0cm" svg:width="15.97cm" draw:z-index="27"><draw:text-box fo:min-height="0.37cm"><text:p text:style-name="Text_20_body">En caso de que se haya definido un Acuerdo de Nivel de Servicio, se describirán los términos de este de forma que no existan ambigüedades ni vacíos. Inicialmente se describirán a alto nivel los términos acordados, definiendo cada uno de ellos en el siguiente apartado.</text:p></draw:text-box></draw:frame></text:p>
      <text:h text:style-name="Heading_20_2" text:outline-level="2"><text:bookmark text:name="__RefHeading__26620_1894575706"/>Términos Requeridos de ANS<text:bookmark-end text:name="__RefHeading__26620_1894575706"/></text:h>
      <text:p text:style-name="Text_20_body">&lt;Introduzca contenido y borre cuadro&gt;</text:p>
      <text:p text:style-name="P11"><draw:frame draw:style-name="fr1" draw:name="Marco16" text:anchor-type="as-char" svg:y="0cm" svg:width="15.97cm" draw:z-index="28"><draw:text-box fo:min-height="0.37cm"><text:p text:style-name="Text_20_body">Cada acuerdo y condición recogido en el ANS debe queda definido de forma completa y correcta. Se describirán todos los términos acordados incluyendo definición ámbito de aplicación, niveles definidos y penalizaciones.</text:p></draw:text-box></draw:frame></text:p>
      <text:h text:style-name="P27" text:outline-level="1"><text:bookmark text:name="__RefHeading__26622_1894575706"/>MONITORIZACIÓN Y GESTIÓN DE LA CAPACIDAD<text:bookmark-end text:name="__RefHeading__26622_1894575706"/></text:h>
      <text:p text:style-name="Text_20_body">&lt;Introduzca contenido y borre cuadro&gt;</text:p>
      <text:p text:style-name="P11"><draw:frame draw:style-name="fr1" draw:name="Marco11" text:anchor-type="as-char" svg:y="0cm" svg:width="15.97cm" draw:z-index="21"><draw:text-box fo:min-height="0.37cm"><text:p text:style-name="Text_20_body">Todos aquellos requisitos de monitorización y gestión de la capacidad existentes deben quedar perfectamente descritos y definidos. Cada uno de los siguientes apartados se encarga de un ámbito que es necesario tener en cuenta).</text:p></draw:text-box></draw:frame></text:p>
      <text:h text:style-name="Heading_20_2" text:outline-level="2"><text:bookmark text:name="__RefHeading__10483_18945757062"/>Pruebas Funcionales de Correcto Funcionamiento<text:bookmark-end text:name="__RefHeading__10483_18945757062"/></text:h>
      <text:p text:style-name="Text_20_body">&lt;Introduzca contenido y borre cuadro&gt;</text:p>
      <text:p text:style-name="P11"><draw:frame draw:style-name="fr1" draw:name="Marco12" text:anchor-type="as-char" svg:y="0cm" svg:width="15.97cm" draw:z-index="23"><draw:text-box fo:min-height="0.37cm"><text:p text:style-name="Text_20_body">Descripción de tallada de las pruebas necesarias para comprobar que el Sistema funciona correctamente. Cada una de las pruebas estará compuesta por una serie de pasos en los que se indican Componente objetivo de la prueba, pantalla inicial, acciones a realizar, parámetros de entrada y salida esperada.</text:p><text:p text:style-name="Text_20_body">La ejecución de todas las pruebas permitirá comprobar si el Sistema está listo para ser utilizado después de haber llevado a cabo algún tipo de actuación.</text:p></draw:text-box></draw:frame></text:p>
      <text:h text:style-name="Heading_20_2" text:outline-level="2"><text:bookmark text:name="__RefHeading__10485_18945757062"/>Monitorización Requerida<text:bookmark-end text:name="__RefHeading__10485_18945757062"/></text:h>
      <text:p text:style-name="Text_20_body">&lt;Introduzca contenido y borre cuadro&gt;</text:p>
      <text:p text:style-name="P11"><draw:frame draw:style-name="fr1" draw:name="Marco13" text:anchor-type="as-char" svg:y="0cm" svg:width="15.97cm" draw:z-index="24"><draw:text-box fo:min-height="0.37cm"><text:p text:style-name="Text_20_body">Descripción detallada de aquellos recursos del Sistema que deben ser monitorizados. Se indicarán las necesidades de monitorización existentes para cada recurso y los umbrales esperados, de forma que puedan establecerse los avisos adecuados.</text:p></draw:text-box></draw:frame></text:p>
      <text:h text:style-name="Heading_20_2" text:outline-level="2"><text:bookmark text:name="__RefHeading__10487_18945757061"/>Estimaciones de Crecimiento<text:bookmark-end text:name="__RefHeading__10487_18945757061"/></text:h>
      <text:p text:style-name="Text_20_body">&lt;Introduzca contenido y borre cuadro&gt;</text:p>
      <text:p text:style-name="P11"><draw:frame draw:style-name="fr1" draw:name="Marco14" text:anchor-type="as-char" svg:y="0cm" svg:width="15.97cm" draw:z-index="29"><draw:text-box fo:min-height="0.37cm"><text:p text:style-name="Text_20_body">Con el fin de permitir una gestión adecuada de los recursos asignados al Sistema, se indicarán las previsiones estimadas de crecimiento del Sistema en términos de almacenamiento, capacidad de procesamiento, tráfico de red y cualquier otro recurso.</text:p></draw:text-box></draw:frame></text:p>
      <text:h text:style-name="Heading_20_2" text:outline-level="2"><text:bookmark text:name="__RefHeading__26624_1894575706"/>Umbrales de Ampliación de Recursos<text:bookmark-end text:name="__RefHeading__26624_1894575706"/></text:h>
      <text:p text:style-name="Text_20_body">&lt;Introduzca contenido y borre cuadro&gt;</text:p>
      <text:p text:style-name="P11"><draw:frame draw:style-name="fr1" draw:name="Marco6" text:anchor-type="as-char" svg:y="0cm" svg:width="15.97cm" draw:z-index="16"><draw:text-box fo:min-height="0.37cm"><text:p text:style-name="Text_20_body">Definición de los umbrales a partir de los cuales será necesario llevar a cabo un ampliación de los recursos asignados al Sistema.</text:p></draw:text-box></draw:frame></text:p>
      <text:h text:style-name="Heading_20_2" text:outline-level="2"><text:bookmark text:name="__RefHeading__26626_1894575706"/>Mapeo ANS - Monitorización<text:bookmark-end text:name="__RefHeading__26626_1894575706"/></text:h>
      <text:p text:style-name="Text_20_body">&lt;Introduzca contenido y borre cuadro&gt;</text:p>
      <text:p text:style-name="P11"><text:soft-page-break/><draw:frame draw:style-name="fr1" draw:name="Marco15" text:anchor-type="as-char" svg:y="0cm" svg:width="15.97cm" draw:z-index="13"><draw:text-box fo:min-height="0.37cm"><text:p text:style-name="Text_20_body">Descripción de aquellas monitorizaciones de recursos establecidas en el ANS, incluyendo parámetros a medir y límites establecidos. Se describirán igualmente los requisitos establecidos para cada recurso monitorizados y las penalizaciones derivadas del incumplimiento de los mismos.</text:p></draw:text-box></draw:frame></text:p>
      <text:h text:style-name="P27" text:outline-level="1"><text:bookmark text:name="__RefHeading__26628_1894575706"/>REFERENCIAS COMPLEMENTARIAS<text:bookmark-end text:name="__RefHeading__26628_1894575706"/></text:h>
      <text:p text:style-name="Text_20_body">&lt;Introduzca contenido y borre cuadro&gt;</text:p>
      <text:p text:style-name="P11"><draw:frame draw:style-name="fr1" draw:name="Marco17" text:anchor-type="as-char" svg:y="0cm" svg:width="15.97cm" draw:z-index="6"><draw:text-box fo:min-height="0.37cm"><text:p text:style-name="Text_20_body">Cualquier información adicional a los apartados incluidos en este documento se incluirá a continuación en forma de referencia complementaria.</text:p><text:p text:style-name="Text_20_body">Se realizará una breve introducción a las referencias incluidas en el documento.</text:p></draw:text-box></draw:frame></text:p>
      <text:h text:style-name="Heading_20_2" text:outline-level="2"><text:bookmark text:name="__RefHeading__10485_189457570621"/>Matriz de Relaciones<text:bookmark-end text:name="__RefHeading__10485_189457570621"/></text:h>
      <text:p text:style-name="Text_20_body">&lt;Introduzca contenido y borre cuadro&gt;</text:p>
      <text:p text:style-name="P11"><draw:frame draw:style-name="fr1" draw:name="Marco19" text:anchor-type="as-char" svg:y="-0.136cm" svg:width="15.97cm" draw:z-index="7"><draw:text-box fo:min-height="0.37cm"><text:p text:style-name="P19">Listado de las relaciones existentes en el Sistema en forma de tabla. Estas relaciones se pueden dar, por ejemplo, entre componentes del Sistema y parámetros medidos, entre parámetros y valores máximos establecidos, etc.</text:p></draw:text-box></draw:frame></text:p>
      <text:h text:style-name="Heading_20_2" text:outline-level="2"><text:bookmark text:name="__RefHeading__10487_189457570611"/>Plan de Contingencia<text:bookmark-end text:name="__RefHeading__10487_189457570611"/></text:h>
      <text:p text:style-name="Text_20_body">&lt;Introduzca contenido y borre cuadro&gt;</text:p>
      <text:p text:style-name="P11"><draw:frame draw:style-name="fr1" draw:name="Marco20" text:anchor-type="as-char" svg:y="0cm" svg:width="15.97cm" draw:z-index="8"><draw:text-box fo:min-height="0.37cm"><text:p text:style-name="Text_20_body">Incluye aquellas actuaciones destinadas a restaurar el servicio ante situaciones anormales como caídas del Sistema, corte de suministro eléctrico, pérdida de datos, <text:s/>fallos de seguridad, etc.</text:p></draw:text-box></draw:frame></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02cm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552cm" style:rel-column-width="10527*"/>
    </style:style>
    <style:style style:name="Tabla2.B" style:family="table-column">
      <style:table-column-properties style:column-width="8.167cm" style:rel-column-width="33684*"/>
    </style:style>
    <style:style style:name="Tabla2.C" style:family="table-column">
      <style:table-column-properties style:column-width="5.17cm" style:rel-column-width="21324*"/>
    </style:style>
    <style:style style:name="Tabla2.1" style:family="table-row">
      <style:table-row-properties style:min-row-height="1.794cm"/>
    </style:style>
    <style:style style:name="Tabla2.A1" style:family="table-cell">
      <style:table-cell-properties style:vertical-align="middle" fo:background-color="#ffffff" fo:padding="0.049cm" fo:border-left="0.018cm solid #808080" fo:border-right="none" fo:border-top="0.018cm solid #808080" fo:border-bottom="0.018cm solid #808080">
        <style:background-image/>
      </style:table-cell-properties>
    </style:style>
    <style:style style:name="Tabla2.C1" style:family="table-cell">
      <style:table-cell-properties style:vertical-align="middle" fo:background-color="#ffffff" fo:padding="0.049cm" fo:border="0.018cm solid #808080">
        <style:background-image/>
      </style:table-cell-properties>
    </style:style>
    <style:style style:name="MP1" style:family="paragraph" style:parent-style-name="Table_20_Contents">
      <style:paragraph-properties fo:margin-left="0cm" fo:margin-right="0cm" fo:margin-top="0cm" fo:margin-bottom="0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page-layout>
  </office:automatic-styles>
  <office:master-styles>
    <style:master-page style:name="Standard" style:page-layout-name="Mpm1">
      <style:header>
        <text:p text:style-nam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raw:frame draw:style-name="Mfr1" draw:name="gráficos4" text:anchor-type="as-char" svg:y="0cm" svg:width="2.379cm" svg:height="1.67cm" draw:z-index="17"><draw:image xlink:href="Pictures/1000000000000119000000C50CEB556C.jpg" xlink:type="simple" xlink:show="embed" xlink:actuate="onLoad"/></draw:frame></text:p>
            </table:table-cell>
            <table:table-cell table:style-name="Tabla2.A1" office:value-type="string">
              <text:p text:style-name="MP2"><text:subject>&lt;Nombre Proyecto&gt;</text:subject></text:p>
              <text:p text:style-name="MP3"><text:title>Manual Explotación del Sistema</text:title></text:p>
            </table:table-cell>
            <table:table-cell table:style-name="Tabla2.C1" office:value-type="string">
              <text:p text:style-name="MP4"><text:user-defined text:name="Departamento">&lt;Unidad Organizativa&gt;</text:user-defined></text:p>
            </table:table-cell>
          </table:table-row>
        </table:table>
        <text:p text:style-name="Standard"/>
      </style:header>
      <style:footer>
        <text:p text:style-name="MP5"><text:span text:style-name="MT1"><text:tab/></text:span>Página <text:page-number text:select-page="current">10</text:page-number> de <text:page-count>10</text:page-count></text:p>
      </style:footer>
    </style:master-page>
    <style:master-page style:name="Portada" style:page-layout-name="Mpm2"/>
    <style:master-page style:name="HTML" style:page-layout-name="Mpm3"/>
    <style:master-page style:name="portada" style:page-layout-name="Mpm4">
      <style:header>
        <text:p text:style-name="Header"><draw:frame draw:style-name="Mfr2" draw:name="gráficos3" text:anchor-type="paragraph" svg:x="0.016cm" svg:y="0.009cm" svg:width="3.6cm" svg:height="1.88cm" draw:z-index="0"><draw:image xlink:href="Pictures/100000000000029C0000015CB5B8A19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2-14T14:05:45</meta:creation-date>
    <meta:editing-cycles>53</meta:editing-cycles>
    <meta:editing-duration>PT09H26M29S</meta:editing-duration>
    <dc:title>Manual Explotación del Sistema</dc:title>
    <dc:date>2011-04-12T19:46:18.57</dc:date>
    <meta:generator>OpenOffice.org/3.2$Win32 OpenOffice.org_project/320m12$Build-9483</meta:generator>
    <meta:keyword>0100</meta:keyword>
    <dc:subject>&lt;Nombre Proyecto&gt;</dc:subject>
    <meta:print-date>2010-01-15T17:08:07</meta:print-date>
    <meta:document-statistic meta:table-count="5" meta:image-count="3" meta:object-count="0" meta:page-count="10" meta:paragraph-count="140" meta:word-count="1201" meta:character-count="7994"/>
    <meta:user-defined meta:name="Autor">&lt;Nombre de la Empresa&gt;</meta:user-defined>
    <meta:user-defined meta:name="Departamento">&lt;Unidad Organizativa&gt;</meta:user-defined>
  </office:meta>
</office:document-meta>
</file>